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T4" style:parent-style-name="Policepardéfaut" style:family="text">
      <style:text-properties fo:font-weight="bold" style:font-weight-asian="bold"/>
    </style:style>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style:style style:name="T7" style:parent-style-name="Policepardéfaut" style:family="text">
      <style:text-properties fo:font-weight="bold" style:font-weight-asian="bold"/>
    </style:style>
    <style:style style:name="T8" style:parent-style-name="Policepardéfaut" style:family="text">
      <style:text-properties fo:font-weight="bold" style:font-weight-asian="bold"/>
    </style:style>
    <style:style style:name="T9" style:parent-style-name="Policepardéfaut" style:family="text">
      <style:text-properties fo:font-weight="bold" style:font-weight-asian="bold"/>
    </style:style>
    <style:style style:name="T10" style:parent-style-name="Policepardéfaut" style:family="text">
      <style:text-properties fo:font-weight="bold" style:font-weight-asian="bold"/>
    </style:style>
    <style:style style:name="T11" style:parent-style-name="Policepardéfaut" style:family="text">
      <style:text-properties fo:font-weight="bold" style:font-weight-asian="bold"/>
    </style:style>
    <style:style style:name="T12" style:parent-style-name="Policepardéfaut" style:family="text">
      <style:text-properties fo:font-weight="bold" style:font-weight-asian="bold"/>
    </style:style>
    <style:style style:name="P13" style:parent-style-name="Paragraphedeliste" style:list-style-name="LFO1" style:family="paragraph"/>
    <style:style style:name="P14" style:parent-style-name="Paragraphedeliste" style:list-style-name="LFO1" style:family="paragraph"/>
    <style:style style:name="P15" style:parent-style-name="Paragraphedeliste" style:list-style-name="LFO1" style:family="paragraph"/>
    <style:style style:name="P16" style:parent-style-name="Paragraphedeliste" style:list-style-name="LFO1" style:family="paragraph"/>
  </office:automatic-styles>
  <office:body>
    <office:text text:use-soft-page-breaks="true">
      <text:p text:style-name="P1">Synopsis<text:s/>mod</text:p>
      <text:p text:style-name="Normal"/>
      <text:p text:style-name="Normal"><text:span text:style-name="T2">Une lettre<text:s/></text:span>apparaît dans notre inventaire, en la lisant<text:s/><text:span text:style-name="T3">une nouvelle quête</text:span><text:s/>se déclenche. A partir de ce moment, le joueur est mené à accéder à une nouvelle location. En y arrivant, nous interagissons avec u<text:span text:style-name="T4">n totem<text:s/></text:span>qui nous téléporte<text:s/><text:span text:style-name="T5">dans une salle</text:span>, à l’intérieur s’y trouve<text:s/><text:span text:style-name="T6">un daedra</text:span><text:s/>assis sur son trône. Le guerrier se présente comme étant un ex disciple de Shegorath, le prince daedra de la folie et nous demande de s’aventurer<text:s/><text:span text:style-name="T7">dans un donjon dwemer, Ikzulft</text:span>, pour récupérer<text:s/><text:span text:style-name="T8">un médaillon.</text:span><text:s/>En récompense, le daedra prétendra d’être le meilleur allié du joueur. Le joueur s’aventure dans le donjon composé de<text:s/><text:span text:style-name="T9">multiples énigmes et d’ennemis,</text:span><text:s/>à la fin il se bat<text:s/>contre<text:s/><text:span text:style-name="T10">un centurion dwemer</text:span><text:s/>plus grand, plus fort et de couleur verdâtre. En le battant, nous récupérons le médaillon sur le corps du boss, et retournons dans la salle du daedra. En lui remettant l’objet, le daedra se réjouit, tient sa promesse et se transforme<text:s/><text:span text:style-name="T11">en épée</text:span><text:span text:style-name="T12">,<text:s/></text:span>le joueur aura plusieurs récompenses : l’épée, un sort de téléportation pouvant se téléporter de Skyrim à la salle quand il veut (pour stocker son inventaire par exemple), Un sort de conjuration pour faire apparaître le daedra (il se battra avec ses mains, mais il sera fort). Fin de la quête.</text:p>
      <text:p text:style-name="Normal"/>
      <text:p text:style-name="Normal">Gras : élément à intégrer dans le mod</text:p>
      <text:p text:style-name="Normal"/>
      <text:p text:style-name="Normal">A faire en dehors du creation kit :<text:s/></text:p>
      <text:list text:style-name="LFO1" text:continue-numbering="true">
        <text:list-item>
          <text:p text:style-name="P13">Un médaillon</text:p>
        </text:list-item>
        <text:list-item>
          <text:p text:style-name="P14">Un totem</text:p>
        </text:list-item>
        <text:list-item>
          <text:p text:style-name="P15">Une épée</text:p>
        </text:list-item>
        <text:list-item>
          <text:p text:style-name="P16">Un centurion dwemer retexturisé</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EVRAERT</meta:initial-creator>
    <dc:creator>Thomas EVRAERT</dc:creator>
    <meta:creation-date>2016-10-14T19:45:00Z</meta:creation-date>
    <dc:date>2016-10-14T20:15:00Z</dc:date>
    <meta:template xlink:href="Normal.dotm" xlink:type="simple"/>
    <meta:editing-cycles>4</meta:editing-cycles>
    <meta:editing-duration>PT1800S</meta:editing-duration>
    <meta:document-statistic meta:page-count="1" meta:paragraph-count="2" meta:word-count="212" meta:character-count="1376" meta:row-count="9" meta:non-whitespace-character-count="1166"/>
  </office:meta>
</office:document-meta>
</file>